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ix</text:p>
          </table:table-cell>
          <table:table-cell table:style-name="ce1" office:value-type="string" calcext:value-type="string">
            <text:p>Lv</text:p>
          </table:table-cell>
          <table:table-cell table:style-name="ce3"/>
          <table:table-cell table:style-name="ce3" office:value-type="string" calcext:value-type="string">
            <text:p>Coût des de toutes les images jusqu’au rang actuel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Tré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2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$B$2:.B3])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llageoi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SUM([.$B$2:.B4])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e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$B$2:.B5])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c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$B$2:.B6])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euf de drago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$B$2:.B7])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raigné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table:formula="of:=SUM([.$B$2:.B8])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f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$B$2:.B9])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aure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$B$2:.B10])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  <table:table-cell table:formula="of:=SUM([.$B$2:.B11])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ucheur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$B$2:.B12])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valier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$B$2:.B13])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re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$B$2:.B14])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rte au trésor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  <table:table-cell table:formula="of:=SUM([.$B$2:.B15])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le de cristal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SUM([.$B$2:.B16])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king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/>
          <table:table-cell table:formula="of:=SUM([.$B$2:.B17])" office:value-type="float" office:value="52" calcext:value-type="float">
            <text:p>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pee large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/>
          <table:table-cell table:formula="of:=SUM([.$B$2:.B18])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$B$2:.B19])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up garou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SUM([.$B$2:.B20])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chemin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table:formula="of:=SUM([.$B$2:.B21])"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ule de feu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/>
          <table:table-cell table:formula="of:=SUM([.$B$2:.B22])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âteau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SUM([.$B$2:.B23])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corne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SUM([.$B$2:.B24])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i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$B$2:.B25])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table:formula="of:=SUM([.B2:.B25])" office:value-type="float" office:value="100" calcext:value-type="float">
            <text:p>100</text:p>
          </table:table-cell>
          <table:table-cell table:style-name="ce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28:00.957167154</meta:creation-date>
    <dc:date>2019-06-06T11:13:21.645914055</dc:date>
    <meta:editing-duration>PT24M</meta:editing-duration>
    <meta:editing-cycles>1</meta:editing-cycles>
    <meta:document-statistic meta:table-count="1" meta:cell-count="101" meta:object-count="0"/>
    <meta:generator>LibreOffice/6.0.7.3$Linux_X86_64 LibreOffice_project/00m0$Build-3</meta:generator>
  </office:meta>
</office:document-meta>
</file>